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IGIENA I PIELĘGNACJA PO LASEROWYM USUNIĘCIU TATUAŻU:</text:p>
      <text:p text:style-name="Standard"/>
      <text:p text:style-name="Standard">Nasz laser <text:s/>jest zaprojektowany tak, że promienie, które emituje usuwają z organizmu pigment nie uszkadzając przy tym normalnej skóry i jej tkanek. </text:p>
      <text:p text:style-name="Standard">Skutecznie usuwa tatuaże wykonane profesjonalnie i amatorsko.</text:p>
      <text:p text:style-name="Standard"/>
      <text:p text:style-name="Standard">Możliwe efekty uboczne po sesji:</text:p>
      <text:p text:style-name="Standard"><text:tab/>- lekkie poparzenia skóry</text:p>
      <text:p text:style-name="Standard">Pojawiające się białe plamy to efekt absorbowania promieniowania lasera przez pigment w skórze. Mogą się one utrzymywać na skórze przez kilka minut.</text:p>
      <text:list xml:id="list1081075658619768203" text:style-name="L1">
        <text:list-item>
          <text:p text:style-name="P1">siniaki</text:p>
        </text:list-item>
        <text:list-item>
          <text:p text:style-name="P1">opuchlizna</text:p>
        </text:list-item>
        <text:list-item>
          <text:p text:style-name="P1">małe krwiaki</text:p>
        </text:list-item>
        <text:list-item>
          <text:p text:style-name="P1">wysypka</text:p>
        </text:list-item>
        <text:list-item>
          <text:p text:style-name="P1">strupy</text:p>
        </text:list-item>
        <text:list-item>
          <text:p text:style-name="P1">zmiany w pigmencie skóry (zazwyczaj chwilowe)</text:p>
        </text:list-item>
        <text:list-item>
          <text:p text:style-name="P1">swędzenie skóry</text:p>
        </text:list-item>
        <text:list-item>
          <text:p text:style-name="P1">chwilowa utrata owłosienia</text:p>
        </text:list-item>
        <text:list-item>
          <text:p text:style-name="P1">infekcja</text:p>
        </text:list-item>
      </text:list>
      <text:p text:style-name="Standard"/>
      <text:p text:style-name="Standard">Czas potrzebny do całkowitego wygojenia zależy od wielu czynników, ale jest to zazwyczaj od 4 do 6 tygodni, w wyjątkowych przypadkach czas ten może się wydłużyć nawet do 3 miesięcy.</text:p>
      <text:p text:style-name="Standard"/>
      <text:p text:style-name="Standard"/>
      <text:p text:style-name="Standard">Leczenie po zabiegu:</text:p>
      <text:p text:style-name="Standard"/>
      <text:list xml:id="list3640547271376547856" text:style-name="L2">
        <text:list-item>
          <text:p text:style-name="P2">stosowanie zimnych okładów</text:p>
        </text:list-item>
        <text:list-item>
          <text:p text:style-name="P2">nie wystawiać skóry na działanie promieni słonecznych i nie stosować kremów do opalania</text:p>
        </text:list-item>
        <text:list-item>
          <text:p text:style-name="P2">obszar, na którym był wykonywany, zabieg może zostać odkryty</text:p>
        </text:list-item>
        <text:list-item>
          <text:p text:style-name="P2">unikać nadmiernego namaczania skóry przez 24-48 godzin</text:p>
        </text:list-item>
        <text:list-item>
          <text:p text:style-name="P2">unikać nadmiernego pocenia przez 24-48 godzin</text:p>
        </text:list-item>
        <text:list-item>
          <text:p text:style-name="P2">umożliwić, aby strupy same schodziły</text:p>
        </text:list-item>
        <text:list-item>
          <text:p text:style-name="P2">unikać substancji drażniących</text:p>
        </text:list-item>
        <text:list-item>
          <text:p text:style-name="P2">nie spożywać alkoholu przez 3-7 dni</text:p>
        </text:list-item>
        <text:list-item>
          <text:p text:style-name="P2">niewskazane jest palenie tytoniu kilka tygodni przed i po zabiegu</text:p>
        </text:list-item>
      </text:list>
      <text:p text:style-name="Standard"/>
      <text:p text:style-name="Standard">Zaleca się stosowanie maści Aloe Tattoo, która koi ból poprzez uczucie chłodu przez zawarcie aloesu w swoim składzie:</text:p>
      <text:list xml:id="list6035477918007111190" text:style-name="L3">
        <text:list-item>
          <text:p text:style-name="P3">smarować cienką warstwą co godzinę przez 6-9 godzin</text:p>
        </text:list-item>
        <text:list-item>
          <text:p text:style-name="P3">następnie smarować przez 3-5 dni 2-3 razy dziennie (w zależności od wielkości usuwanego tatuażu i zapotrzebowania)</text:p>
        </text:list-item>
      </text:list>
      <text:p text:style-name="Standard"/>
      <text:p text:style-name="Standard">Zaleca się nie branie leków, które zwiększają nadmierną światłoczułość skóry – skóra staje się bardziej wrażliwa nie tylko na zwykłe światło, lecz na promieniowanie lasera na kolejnej sesji ! Rezultatem może być poparzenie skóry, opuchlizna, pokrzywk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ciej Bogucki</meta:initial-creator>
    <meta:creation-date>2017-04-21T17:16:55.52</meta:creation-date>
    <dc:date>2017-04-28T22:19:33.99</dc:date>
    <dc:creator>Maciej Bogucki</dc:creator>
    <meta:editing-duration>PT5H39M38S</meta:editing-duration>
    <meta:editing-cycles>3</meta:editing-cycles>
    <meta:generator>OpenOffice/4.1.2$Win32 OpenOffice.org_project/412m3$Build-9782</meta:generator>
    <meta:document-statistic meta:table-count="0" meta:image-count="0" meta:object-count="0" meta:page-count="1" meta:paragraph-count="30" meta:word-count="278" meta:character-count="1796"/>
  </office:meta>
</office:document-meta>
</file>